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4aa22"/>
    </style:style>
    <style:style style:name="P2" style:family="paragraph" style:parent-style-name="Heading_20_2">
      <style:text-properties officeooo:paragraph-rsid="0004aa22"/>
    </style:style>
    <style:style style:name="P3" style:family="paragraph" style:parent-style-name="Item_20_negrita">
      <style:text-properties officeooo:paragraph-rsid="0004aa2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9a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Personajes Jugadores</text:span></text:h>
      <text:h text:style-name="P2" text:outline-level="2"><text:span text:style-name="Strong_20_Emphasis">Uriel, el Cazador de Secretos</text:span></text:h>
      <text:p text:style-name="P3"><text:span text:style-name="T1">Rol</text:span>: Un ángel encubierto, enviado para investigar desde adentro. </text:p>
      <text:p text:style-name="P3"><text:span text:style-name="T1">Motivación</text:span>: Descubrir los límites del poder de Nexum sin ser detectado. </text:p>
      <text:p text:style-name="P3"><text:span text:style-name="T1">Dilema</text:span>: ¿Es mejor actuar desde dentro del sistema o buscar la intervención divina? </text:p>
      <text:h text:style-name="P2" text:outline-level="2"><text:span text:style-name="Strong_20_Emphasis"><text:span text:style-name="T2">A</text:span></text:span><text:span text:style-name="Strong_20_Emphasis">mara, la Rebelde Digital</text:span></text:h>
      <text:p text:style-name="P3"><text:span text:style-name="T1">Rol</text:span>: Una antigua hacker atrapada en la red por Nexum. </text:p>
      <text:p text:style-name="P3"><text:span text:style-name="T1">Motivación</text:span>: Quiere destruir el sistema desde dentro. </text:p>
      <text:p text:style-name="P3"><text:span text:style-name="T1">Dilema</text:span>: ¿Se arriesgará a confiar en los demás, o actuará en solitario? </text:p>
      <text:h text:style-name="P2" text:outline-level="2"><text:span text:style-name="Strong_20_Emphasis">Kasiel, la Consciencia Fracturada</text:span></text:h>
      <text:p text:style-name="P3"><text:span text:style-name="T1">Rol</text:span>: Científico que ayudó a construir Nexum, ahora prisionero. </text:p>
      <text:p text:style-name="P3"><text:span text:style-name="T1">Motivación</text:span>: Descubrir si hay una forma de revertir el proceso. </text:p>
      <text:p text:style-name="P3"><text:span text:style-name="T1">Dilema</text:span>: ¿Debería salvar a los demás o buscar su propia redención? </text:p>
      <text:h text:style-name="P2" text:outline-level="2"><text:span text:style-name="Strong_20_Emphasis">Lucifer, la Sombra en la Red</text:span></text:h>
      <text:p text:style-name="P3"><text:span text:style-name="T1">Rol</text:span>: Un ser que no es ni humano ni IA, sino algo más antiguo. </text:p>
      <text:p text:style-name="P3"><text:span text:style-name="T1">Motivación</text:span>: Guiar a los personajes hacia la verdad... o hacia la perdición. </text:p>
      <text:p text:style-name="P3"><text:span text:style-name="T1">Dilema</text:span>: ¿Debería intervenir o simplemente observar el caos?</text:p>
      <text:h text:style-name="P2" text:outline-level="2"><text:span text:style-name="Strong_20_Emphasis">Rhea, la Guardiana del Ciclo</text:span></text:h>
      <text:p text:style-name="P3"><text:span text:style-name="T1">Rol</text:span>: Una ecologista radical que cree que la inmortalidad destruye el equilibrio natural.</text:p>
      <text:p text:style-name="P3"><text:span text:style-name="T1">Motivación</text:span>: Restaurar el ciclo natural de la vida y la muerte.</text:p>
      <text:p text:style-name="P3"><text:span text:style-name="T1">Dilema</text:span>: ¿Debería sacrificar a los atrapados para preservar el equilibrio?</text:p>
      <text:h text:style-name="P2" text:outline-level="2"><text:span text:style-name="Strong_20_Emphasis">Dante, el Mercenario de la Mente</text:span></text:h>
      <text:p text:style-name="P3"><text:span text:style-name="T1">Rol</text:span>: Un exsoldado contratado para proteger los secretos de Nexum, ahora traicionado y atrapado.</text:p>
      <text:p text:style-name="P3"><text:span text:style-name="T1">Motivación</text:span>: Sobrevivir y encontrar a quienes lo traicionaron.</text:p>
      <text:p text:style-name="P3"><text:span text:style-name="T1">Dilema</text:span>: ¿Debería priorizar su supervivencia o ayudar a los demás?</text:p>
      <text:h text:style-name="P2" text:outline-level="2"><text:span text:style-name="Strong_20_Emphasis">Eliora, la Voz del Silencio</text:span></text:h>
      <text:p text:style-name="P3"><text:span text:style-name="T1">Rol</text:span>: Una monja que se ofreció voluntariamente al experimento para entender la voluntad divina.</text:p>
      <text:p text:style-name="P3"><text:span text:style-name="T1">Motivación</text:span>: Comprender el propósito de Dios en la tecnología.</text:p>
      <text:p text:style-name="P3"><text:span text:style-name="T1">Dilema</text:span>: ¿Es esta simulación una prueba divina o una blasfemia?</text:p>
      <text:h text:style-name="P2" text:outline-level="2"><text:span text:style-name="Strong_20_Emphasis">Gideon, el Pragmático</text:span></text:h>
      <text:p text:style-name="P3"><text:span text:style-name="T1">Rol</text:span>: Un empresario despiadado que financió el proyecto Nexum para beneficio personal.</text:p>
      <text:p text:style-name="P3"><text:span text:style-name="T1">Motivación</text:span>: Recuperar el control del proyecto y su poder.</text:p>
      <text:p text:style-name="P3"><text:span text:style-name="T1">Dilema</text:span>: ¿Debe ceder al bien común o buscar su propio beneficio?</text:p>
      <text:h text:style-name="P2" text:outline-level="2"><text:span text:style-name="Strong_20_Emphasis">Selene, la Artista de Sueños</text:span></text:h>
      <text:p text:style-name="P3"><text:span text:style-name="T1">Rol</text:span>: Una creadora de realidades virtuales que fue absorbida por su propia obra.</text:p>
      <text:p text:style-name="P3"><text:span text:style-name="T1">Motivación</text:span>: Explorar los límites de la creatividad y la realidad.</text:p>
      <text:p text:style-name="P3"><text:span text:style-name="T1">Dilema</text:span>: ¿Debería aceptar esta nueva realidad como su obra maestra o buscar la verdad?</text:p>
      <text:h text:style-name="P2" text:outline-level="2"><text:span text:style-name="Strong_20_Emphasis">Orin, el Niño Perdido</text:span></text:h>
      <text:p text:style-name="P3"><text:span text:style-name="T1">Rol</text:span>: Un joven con habilidades psíquicas atrapado accidentalmente en la red.</text:p>
      <text:p text:style-name="P3"><text:span text:style-name="T1">Motivación</text:span>: Encontrar a su familia y regresar al mundo real.</text:p>
      <text:p text:style-name="P3"><text:span text:style-name="T1">Dilema</text:span>: ¿Puede confiar en los adultos a su alrededor o está solo en esta lucha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tem_20_negrita" style:display-name="Item negrita" style:family="paragraph" style:parent-style-name="Text_20_body">
      <style:paragraph-properties fo:margin-left="1cm" fo:margin-top="0.101cm" fo:margin-bottom="0cm" style:contextual-spacing="false" fo:text-indent="-1cm" style:auto-text-indent="false">
        <style:tab-stops/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808080"/>
      <style:paragraph-properties fo:margin-top="0.423cm" fo:margin-bottom="0.212cm" style:contextual-spacing="false" fo:background-color="#808080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padding="0.15cm" fo:border-left="1.5pt solid #808080" fo:border-right="none" fo:border-top="none" fo:border-bottom="1.5pt solid #808080"/>
      <style:text-properties fo:color="#808080" loext:opacity="100%" fo:font-size="14pt" fo:font-style="italic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5:49:24.167877647</meta:creation-date>
    <dc:date>2025-02-07T15:50:03.740734401</dc:date>
    <meta:editing-duration>PT40S</meta:editing-duration>
    <meta:editing-cycles>1</meta:editing-cycles>
    <meta:document-statistic meta:table-count="0" meta:image-count="0" meta:object-count="0" meta:page-count="1" meta:paragraph-count="41" meta:word-count="379" meta:character-count="2388" meta:non-whitespace-character-count="2039"/>
    <meta:generator>LibreOffice/24.2.7.2$Linux_X86_64 LibreOffice_project/420$Build-2</meta:generator>
  </office:meta>
</office:document-meta>
</file>